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_0_0" style:master-page-name="master_0" style:family="table">
      <style:table-properties table:align="left" style:width="8.26in"/>
    </style:style>
    <style:style style:name="TBL_0_0_col_0" style:family="table-column">
      <style:table-column-properties style:column-width="0.27in"/>
    </style:style>
    <style:style style:name="TBL_0_0_col_1" style:family="table-column">
      <style:table-column-properties style:column-width="0.95in"/>
    </style:style>
    <style:style style:name="TBL_0_0_col_2" style:family="table-column">
      <style:table-column-properties style:column-width="0.43in"/>
    </style:style>
    <style:style style:name="TBL_0_0_col_3" style:family="table-column">
      <style:table-column-properties style:column-width="0.52in"/>
    </style:style>
    <style:style style:name="TBL_0_0_col_4" style:family="table-column">
      <style:table-column-properties style:column-width="0.95in"/>
    </style:style>
    <style:style style:name="TBL_0_0_col_5" style:family="table-column">
      <style:table-column-properties style:column-width="0.95in"/>
    </style:style>
    <style:style style:name="TBL_0_0_col_6" style:family="table-column">
      <style:table-column-properties style:column-width="0.95in"/>
    </style:style>
    <style:style style:name="TBL_0_0_col_7" style:family="table-column">
      <style:table-column-properties style:column-width="0.95in"/>
    </style:style>
    <style:style style:name="TBL_0_0_col_8" style:family="table-column">
      <style:table-column-properties style:column-width="0.95in"/>
    </style:style>
    <style:style style:name="TBL_0_0_col_9" style:family="table-column">
      <style:table-column-properties style:column-width="0.44in"/>
    </style:style>
    <style:style style:name="TBL_0_0_col_10" style:family="table-column">
      <style:table-column-properties style:column-width="0.51in"/>
    </style:style>
    <style:style style:name="TBL_0_0_col_11" style:family="table-column">
      <style:table-column-properties style:column-width="0.04in"/>
    </style:style>
    <style:style style:name="TBL_0_0_col_12" style:family="table-column">
      <style:table-column-properties style:column-width="0.27in"/>
    </style:style>
    <style:style style:name="TBL_0_0_row_0" style:family="table-row">
      <style:table-row-properties style:use-optimal-row-height="false" style:row-height="1.27in"/>
    </style:style>
    <style:style style:name="C0" style:family="table-cell">
      <style:table-cell-properties fo:wrap-option="wrap" style:shrink-to-fit="false" fo:background-color="#006699" fo:padding-top="0.0in" fo:padding-left="0.0in" fo:padding-bottom="0.0in" fo:padding-right="0.0in" style:vertical-align="top"/>
      <style:paragraph-properties fo:text-align="start"/>
    </style:style>
    <style:style style:name="TBL_0_0_0" style:family="table">
      <style:table-properties table:align="left" style:width="8.26in"/>
    </style:style>
    <style:style style:name="TBL_0_0_0_col_0" style:family="table-column">
      <style:table-column-properties style:column-width="0.27in"/>
    </style:style>
    <style:style style:name="TBL_0_0_0_col_1" style:family="table-column">
      <style:table-column-properties style:column-width="3.25in"/>
    </style:style>
    <style:style style:name="TBL_0_0_0_col_2" style:family="table-column">
      <style:table-column-properties style:column-width="1.95in"/>
    </style:style>
    <style:style style:name="TBL_0_0_0_col_3" style:family="table-column">
      <style:table-column-properties style:column-width="2.5in"/>
    </style:style>
    <style:style style:name="TBL_0_0_0_col_4" style:family="table-column">
      <style:table-column-properties style:column-width="0.27in"/>
    </style:style>
    <style:style style:name="TBL_0_0_0_row_0" style:family="table-row">
      <style:table-row-properties style:use-optimal-row-height="false" style:row-height="0.27in"/>
    </style:style>
    <style:style style:name="C1" style:family="table-cell">
      <style:table-cell-properties fo:wrap-option="wrap" style:shrink-to-fit="false" style:vertical-align="top"/>
      <style:paragraph-properties fo:text-align="start"/>
    </style:style>
    <style:style style:name="TBL_0_0_0_row_1" style:family="table-row">
      <style:table-row-properties style:use-optimal-row-height="false" style:row-height="0.27in"/>
    </style:style>
    <style:style style:name="C2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fo:color="#FFFFFF" style:font-name="SansSerif" fo:font-size="34.0pt" style:font-size-asian="34.0pt" style:font-size-complex="34.0pt" fo:font-weight="bold">
</style:text-properties>
    </style:style>
    <style:style style:name="C3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end"/>
    </style:style>
    <style:style style:name="P1" style:family="paragraph">
      <style:paragraph-properties fo:line-height="100%" fo:text-align="end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1" style:family="text">
      <style:text-properties fo:color="#FFFFFF" style:font-name="SansSerif" fo:font-size="10.0pt" style:font-size-asian="10.0pt" style:font-size-complex="10.0pt">
</style:text-properties>
    </style:style>
    <style:style style:name="TBL_0_0_0_row_2" style:family="table-row">
      <style:table-row-properties style:use-optimal-row-height="false" style:row-height="0.31in"/>
    </style:style>
    <style:style style:name="TBL_0_0_0_row_3" style:family="table-row">
      <style:table-row-properties style:use-optimal-row-height="false" style:row-height="0.27in"/>
    </style:style>
    <style:style style:name="T2" style:family="text">
      <style:text-properties fo:color="#FFFFFF" style:font-name="SansSerif" fo:font-size="14.0pt" style:font-size-asian="14.0pt" style:font-size-complex="14.0pt">
</style:text-properties>
    </style:style>
    <style:style style:name="TBL_0_0_row_1" style:family="table-row">
      <style:table-row-properties style:use-optimal-row-height="false" style:row-height="0.18in"/>
    </style:style>
    <style:style style:name="TBL_0_0_row_2" style:family="table-row">
      <style:table-row-properties style:use-optimal-row-height="false" style:row-height="0.27in"/>
    </style:style>
    <style:style style:name="C4" style:family="table-cell">
      <style:table-cell-properties fo:wrap-option="wrap" style:shrink-to-fit="false" fo:background-color="#E6E6E6" fo:padding-top="0.0in" fo:padding-left="0.0in" fo:padding-bottom="0.0in" fo:padding-right="0.0in" style:vertical-align="top"/>
      <style:paragraph-properties fo:text-align="center"/>
    </style:style>
    <style:style style:name="P2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3" style:family="text">
      <style:text-properties fo:color="#006699" style:font-name="SansSerif" fo:font-size="14.0pt" style:font-size-asian="14.0pt" style:font-size-complex="14.0pt" fo:font-weight="bold" fo:background-color="#E6E6E6">
</style:text-properties>
    </style:style>
    <style:style style:name="TBL_0_0_row_3" style:family="table-row">
      <style:table-row-properties style:use-optimal-row-height="false" style:row-height="0.01in"/>
    </style:style>
    <style:style style:name="G0" style:family="graphic" style:parent-style-name="Graphics">
      <style:graphic-properties draw:fill-color="#FFFFFF" style:horizontal-pos="left" style:horizontal-rel="paragraph" style:vertical-pos="top" style:vertical-rel="paragraph" svg:stroke-color="#666666" draw:stroke="solid" draw:stroke-dash="Dashed" svg:stroke-width="0.013888888888888888in"/>
    </style:style>
    <style:style style:name="TBL_0_0_row_4" style:family="table-row">
      <style:table-row-properties style:use-optimal-row-height="false" style:row-height="0.27in"/>
    </style:style>
    <style:style style:name="C5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T4" style:family="text">
      <style:text-properties style:font-name="SansSerif" fo:font-size="14.0pt" style:font-size-asian="14.0pt" style:font-size-complex="14.0pt">
</style:text-properties>
    </style:style>
    <style:style style:name="TBL_0_0_row_5" style:family="table-row">
      <style:table-row-properties style:use-optimal-row-height="false" style:row-height="0.19in"/>
    </style:style>
    <style:style style:name="TBL_0_0_row_6" style:family="table-row">
      <style:table-row-properties style:use-optimal-row-height="false" style:row-height="0.01in"/>
    </style:style>
    <style:style style:name="TBL_0_0_row_7" style:family="table-row">
      <style:table-row-properties style:use-optimal-row-height="false" style:row-height="0.27in"/>
    </style:style>
    <style:style style:name="TBL_0_0_row_8" style:family="table-row">
      <style:table-row-properties style:use-optimal-row-height="false" style:row-height="0.19in"/>
    </style:style>
    <style:style style:name="TBL_0_0_row_9" style:family="table-row">
      <style:table-row-properties style:use-optimal-row-height="false" style:row-height="0.01in"/>
    </style:style>
    <style:style style:name="TBL_0_0_row_10" style:family="table-row">
      <style:table-row-properties style:use-optimal-row-height="false" style:row-height="0.27in"/>
    </style:style>
    <style:style style:name="TBL_0_0_row_11" style:family="table-row">
      <style:table-row-properties style:use-optimal-row-height="false" style:row-height="0.19in"/>
    </style:style>
    <style:style style:name="TBL_0_0_row_12" style:family="table-row">
      <style:table-row-properties style:use-optimal-row-height="false" style:row-height="0.01in"/>
    </style:style>
    <style:style style:name="TBL_0_0_row_13" style:family="table-row">
      <style:table-row-properties style:use-optimal-row-height="false" style:row-height="0.27in"/>
    </style:style>
    <style:style style:name="TBL_0_0_row_14" style:family="table-row">
      <style:table-row-properties style:use-optimal-row-height="false" style:row-height="0.19in"/>
    </style:style>
    <style:style style:name="TBL_0_0_row_15" style:family="table-row">
      <style:table-row-properties style:use-optimal-row-height="false" style:row-height="0.01in"/>
    </style:style>
    <style:style style:name="TBL_0_0_row_16" style:family="table-row">
      <style:table-row-properties style:use-optimal-row-height="false" style:row-height="0.27in"/>
    </style:style>
    <style:style style:name="TBL_0_0_row_17" style:family="table-row">
      <style:table-row-properties style:use-optimal-row-height="false" style:row-height="0.19in"/>
    </style:style>
    <style:style style:name="TBL_0_0_row_18" style:family="table-row">
      <style:table-row-properties style:use-optimal-row-height="false" style:row-height="0.01in"/>
    </style:style>
    <style:style style:name="TBL_0_0_row_19" style:family="table-row">
      <style:table-row-properties style:use-optimal-row-height="false" style:row-height="7.05in"/>
    </style:style>
    <style:style style:name="TBL_0_0_row_20" style:family="table-row">
      <style:table-row-properties style:use-optimal-row-height="false" style:row-height="0.18in"/>
    </style:style>
    <style:style style:name="T5" style:family="text">
      <style:text-properties style:font-name="SansSerif" fo:font-size="10.0pt" style:font-size-asian="10.0pt" style:font-size-complex="10.0pt">
</style:text-properties>
    </style:style>
    <style:style style:name="C6" style:family="table-cell">
      <style:table-cell-properties fo:wrap-option="wrap" style:shrink-to-fit="false" fo:background-color="#E6E6E6" fo:padding-top="0.0in" fo:padding-left="0.0in" fo:padding-bottom="0.0in" fo:padding-right="0.0in" style:vertical-align="top"/>
      <style:paragraph-properties fo:text-align="start"/>
    </style:style>
    <style:style style:name="T6" style:family="text">
      <style:text-properties style:font-name="SansSerif" fo:font-size="10.0pt" style:font-size-asian="10.0pt" style:font-size-complex="10.0pt" fo:background-color="#E6E6E6">
</style:text-properties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_0_0"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column table:style-name="TBL_0_0_col_5">
</table:table-column>
        <table:table-column table:style-name="TBL_0_0_col_6">
</table:table-column>
        <table:table-column table:style-name="TBL_0_0_col_7">
</table:table-column>
        <table:table-column table:style-name="TBL_0_0_col_8">
</table:table-column>
        <table:table-column table:style-name="TBL_0_0_col_9">
</table:table-column>
        <table:table-column table:style-name="TBL_0_0_col_10">
</table:table-column>
        <table:table-column table:style-name="TBL_0_0_col_11">
</table:table-column>
        <table:table-column table:style-name="TBL_0_0_col_12">
</table:table-column>
        <table:table-row table:style-name="TBL_0_0_row_0">
          <table:table-cell table:style-name="C0" table:number-columns-spanned="13">
            <table:table is-subtable="true" table:name="TBL_0_0_0" table:style-name="TBL_0_0_0">
              <table:table-column table:style-name="TBL_0_0_0_col_0">
</table:table-column>
              <table:table-column table:style-name="TBL_0_0_0_col_1">
</table:table-column>
              <table:table-column table:style-name="TBL_0_0_0_col_2">
</table:table-column>
              <table:table-column table:style-name="TBL_0_0_0_col_3">
</table:table-column>
              <table:table-column table:style-name="TBL_0_0_0_col_4">
</table:table-column>
              <table:table-row table:style-name="TBL_0_0_0_row_0">
                <table:table-cell table:style-name="C1"/>
                <table:table-cell table:style-name="C1"/>
                <table:table-cell table:style-name="C1"/>
                <table:table-cell table:style-name="C1"/>
                <table:table-cell table:style-name="C1"/>
              </table:table-row>
              <table:table-row table:style-name="TBL_0_0_0_row_1">
                <table:table-cell table:style-name="C1"/>
                <table:table-cell table:style-name="C2" table:number-rows-spanned="2">
                  <text:p text:style-name="P0"><text:bookmark text:name="JR_PAGE_ANCHOR_0_1"/>
<text:span text:style-name="T0">Data Warga</text:span></text:p>
                </table:table-cell>
                <table:table-cell table:style-name="C1"/>
                <table:table-cell table:style-name="C3">
                  <text:p text:style-name="P1"><text:span text:style-name="T1">created by Universitas Indraprasta</text:span></text:p>
                </table:table-cell>
                <table:table-cell table:style-name="C1"/>
              </table:table-row>
              <table:table-row table:style-name="TBL_0_0_0_row_2">
                <table:table-cell table:style-name="C1"/>
                <table:covered-table-cell/>
                <table:table-cell table:style-name="C1"/>
                <table:table-cell table:style-name="C1"/>
                <table:table-cell table:style-name="C1"/>
              </table:table-row>
              <table:table-row table:style-name="TBL_0_0_0_row_3">
                <table:table-cell table:style-name="C1"/>
                <table:table-cell table:style-name="C1"/>
                <table:table-cell table:style-name="C1"/>
                <table:table-cell table:style-name="C3">
                  <text:p text:style-name="P1"><text:span text:style-name="T2">SIRNAGALIH</text:span></text:p>
                </table:table-cell>
                <table:table-cell table:style-name="C1"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0_row_1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0_row_2">
          <table:table-cell table:style-name="C1"/>
          <table:table-cell table:style-name="C4">
            <text:p text:style-name="P2"><text:span text:style-name="T3">NIK</text:span></text:p>
          </table:table-cell>
          <table:table-cell table:style-name="C4" table:number-columns-spanned="2">
            <text:p text:style-name="P2"><text:span text:style-name="T3">KK</text:span></text:p>
          </table:table-cell>
          <table:covered-table-cell/>
          <table:table-cell table:style-name="C4">
            <text:p text:style-name="P2"><text:span text:style-name="T3">Nama</text:span></text:p>
          </table:table-cell>
          <table:table-cell table:style-name="C4">
            <text:p text:style-name="P2"><text:span text:style-name="T3">Jenis </text:span></text:p>
          </table:table-cell>
          <table:table-cell table:style-name="C4">
            <text:p text:style-name="P2"><text:span text:style-name="T3">Tempat</text:span></text:p>
          </table:table-cell>
          <table:table-cell table:style-name="C4">
            <text:p text:style-name="P2"><text:span text:style-name="T3">Tgl Lahir</text:span></text:p>
          </table:table-cell>
          <table:table-cell table:style-name="C4">
            <text:p text:style-name="P2"><text:span text:style-name="T3">Status</text:span></text:p>
          </table:table-cell>
          <table:table-cell table:style-name="C4" table:number-columns-spanned="2">
            <text:p text:style-name="P2"><text:span text:style-name="T3">Alamat</text:span></text:p>
          </table:table-cell>
          <table:covered-table-cell/>
          <table:table-cell table:style-name="C1"/>
          <table:table-cell table:style-name="C1"/>
        </table:table-row>
        <table:table-row table:style-name="TBL_0_0_row_3">
          <table:table-cell table:number-columns-spanned="13">
            <text:p><draw:line text:anchor-type="paragraph" draw:style-name="G0" svg:x1="0.0in" svg:y1="0.0in" svg:x2="8.25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0_row_4">
          <table:table-cell table:style-name="C1"/>
          <table:table-cell table:style-name="C5" table:number-rows-spanned="3">
            <text:p text:style-name="P0"><text:span text:style-name="T4">21312332434</text:span></text:p>
          </table:table-cell>
          <table:table-cell table:style-name="C5" table:number-columns-spanned="2" table:number-rows-spanned="3">
            <text:p text:style-name="P0"><text:span text:style-name="T4">123123124324</text:span></text:p>
          </table:table-cell>
          <table:covered-table-cell/>
          <table:table-cell table:style-name="C5">
            <text:p text:style-name="P0"><text:span text:style-name="T4">Novi</text:span></text:p>
          </table:table-cell>
          <table:table-cell table:style-name="C5" table:number-rows-spanned="3">
            <text:p text:style-name="P0"><text:span text:style-name="T4">Perempuan</text:span></text:p>
          </table:table-cell>
          <table:table-cell table:style-name="C5">
            <text:p text:style-name="P0"><text:span text:style-name="T4">Bogor</text:span></text:p>
          </table:table-cell>
          <table:table-cell table:style-name="C5" table:number-rows-spanned="3">
            <text:p text:style-name="P0"><text:span text:style-name="T4">2021-06-01</text:span></text:p>
          </table:table-cell>
          <table:table-cell table:style-name="C5">
            <text:p text:style-name="P0"><text:span text:style-name="T4">Duda</text:span></text:p>
          </table:table-cell>
          <table:table-cell table:style-name="C5" table:number-columns-spanned="2">
            <text:p text:style-name="P0"><text:span text:style-name="T4">Rumah</text:span></text:p>
          </table:table-cell>
          <table:covered-table-cell/>
          <table:table-cell table:style-name="C1"/>
          <table:table-cell table:style-name="C1"/>
        </table:table-row>
        <table:table-row table:style-name="TBL_0_0_row_5">
          <table:table-cell table:style-name="C1"/>
          <table:covered-table-cell/>
          <table:covered-table-cell/>
          <table:covered-table-cell/>
          <table:table-cell table:style-name="C1"/>
          <table:covered-table-cell/>
          <table:table-cell table:style-name="C1"/>
          <table:covered-table-cell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0_row_6">
          <table:table-cell table:style-name="C1"/>
          <table:covered-table-cell/>
          <table:covered-table-cell/>
          <table:covered-table-cell/>
          <table:table-cell table:style-name="C1"/>
          <table:covered-table-cell/>
          <table:table-cell table:style-name="C1"/>
          <table:covered-table-cell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0_row_7">
          <table:table-cell table:style-name="C1"/>
          <table:table-cell table:style-name="C5" table:number-rows-spanned="3">
            <text:p text:style-name="P0"><text:span text:style-name="T4">3275489000098</text:span></text:p>
          </table:table-cell>
          <table:table-cell table:style-name="C5" table:number-columns-spanned="2" table:number-rows-spanned="3">
            <text:p text:style-name="P0"><text:span text:style-name="T4">3275489000128</text:span></text:p>
          </table:table-cell>
          <table:covered-table-cell/>
          <table:table-cell table:style-name="C5">
            <text:p text:style-name="P0"><text:span text:style-name="T4">Fasya</text:span></text:p>
          </table:table-cell>
          <table:table-cell table:style-name="C5">
            <text:p text:style-name="P0"><text:span text:style-name="T4">Laki-Laki</text:span></text:p>
          </table:table-cell>
          <table:table-cell table:style-name="C5">
            <text:p text:style-name="P0"><text:span text:style-name="T4">Jakarta</text:span></text:p>
          </table:table-cell>
          <table:table-cell table:style-name="C5" table:number-rows-spanned="3">
            <text:p text:style-name="P0"><text:span text:style-name="T4">1996-10-20</text:span></text:p>
          </table:table-cell>
          <table:table-cell table:style-name="C5" table:number-rows-spanned="3">
            <text:p text:style-name="P0"><text:span text:style-name="T4">Belum Kawin</text:span></text:p>
          </table:table-cell>
          <table:table-cell table:style-name="C5" table:number-columns-spanned="2">
            <text:p text:style-name="P0"><text:span text:style-name="T4">Bekasi</text:span></text:p>
          </table:table-cell>
          <table:covered-table-cell/>
          <table:table-cell table:style-name="C1"/>
          <table:table-cell table:style-name="C1"/>
        </table:table-row>
        <table:table-row table:style-name="TBL_0_0_row_8">
          <table:table-cell table:style-name="C1"/>
          <table:covered-table-cell/>
          <table:covered-table-cell/>
          <table:covered-table-cell/>
          <table:table-cell table:style-name="C1"/>
          <table:table-cell table:style-name="C1"/>
          <table:table-cell table:style-name="C1"/>
          <table:covered-table-cell/>
          <table:covered-table-cell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0_row_9">
          <table:table-cell table:style-name="C1"/>
          <table:covered-table-cell/>
          <table:covered-table-cell/>
          <table:covered-table-cell/>
          <table:table-cell table:style-name="C1"/>
          <table:table-cell table:style-name="C1"/>
          <table:table-cell table:style-name="C1"/>
          <table:covered-table-cell/>
          <table:covered-table-cell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0_row_10">
          <table:table-cell table:style-name="C1"/>
          <table:table-cell table:style-name="C5" table:number-rows-spanned="3">
            <text:p text:style-name="P0"><text:span text:style-name="T4">32750812000959</text:span></text:p>
          </table:table-cell>
          <table:table-cell table:style-name="C5" table:number-columns-spanned="2" table:number-rows-spanned="3">
            <text:p text:style-name="P0"><text:span text:style-name="T4">32750812001067</text:span></text:p>
          </table:table-cell>
          <table:covered-table-cell/>
          <table:table-cell table:style-name="C5">
            <text:p text:style-name="P0"><text:span text:style-name="T4">Syafika</text:span></text:p>
          </table:table-cell>
          <table:table-cell table:style-name="C5" table:number-rows-spanned="3">
            <text:p text:style-name="P0"><text:span text:style-name="T4">Perempuan</text:span></text:p>
          </table:table-cell>
          <table:table-cell table:style-name="C5">
            <text:p text:style-name="P0"><text:span text:style-name="T4">Jakarta</text:span></text:p>
          </table:table-cell>
          <table:table-cell table:style-name="C5" table:number-rows-spanned="3">
            <text:p text:style-name="P0"><text:span text:style-name="T4">1998-09-19</text:span></text:p>
          </table:table-cell>
          <table:table-cell table:style-name="C5" table:number-rows-spanned="3">
            <text:p text:style-name="P0"><text:span text:style-name="T4">Belum Kawin</text:span></text:p>
          </table:table-cell>
          <table:table-cell table:style-name="C5" table:number-columns-spanned="2">
            <text:p text:style-name="P0"><text:span text:style-name="T4">Bekasi</text:span></text:p>
          </table:table-cell>
          <table:covered-table-cell/>
          <table:table-cell table:style-name="C1"/>
          <table:table-cell table:style-name="C1"/>
        </table:table-row>
        <table:table-row table:style-name="TBL_0_0_row_11">
          <table:table-cell table:style-name="C1"/>
          <table:covered-table-cell/>
          <table:covered-table-cell/>
          <table:covered-table-cell/>
          <table:table-cell table:style-name="C1"/>
          <table:covered-table-cell/>
          <table:table-cell table:style-name="C1"/>
          <table:covered-table-cell/>
          <table:covered-table-cell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0_row_12">
          <table:table-cell table:style-name="C1"/>
          <table:covered-table-cell/>
          <table:covered-table-cell/>
          <table:covered-table-cell/>
          <table:table-cell table:style-name="C1"/>
          <table:covered-table-cell/>
          <table:table-cell table:style-name="C1"/>
          <table:covered-table-cell/>
          <table:covered-table-cell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0_row_13">
          <table:table-cell table:style-name="C1"/>
          <table:table-cell table:style-name="C5" table:number-rows-spanned="3">
            <text:p text:style-name="P0"><text:span text:style-name="T4">3275081007090006</text:span></text:p>
          </table:table-cell>
          <table:table-cell table:style-name="C5" table:number-columns-spanned="2" table:number-rows-spanned="3">
            <text:p text:style-name="P0"><text:span text:style-name="T4">3275081007090077</text:span></text:p>
          </table:table-cell>
          <table:covered-table-cell/>
          <table:table-cell table:style-name="C5" table:number-rows-spanned="3">
            <text:p text:style-name="P0"><text:span text:style-name="T4">Fajar Eri Irianto</text:span></text:p>
          </table:table-cell>
          <table:table-cell table:style-name="C5">
            <text:p text:style-name="P0"><text:span text:style-name="T4">Laki-Laki</text:span></text:p>
          </table:table-cell>
          <table:table-cell table:style-name="C5">
            <text:p text:style-name="P0"><text:span text:style-name="T4">Jakarta</text:span></text:p>
          </table:table-cell>
          <table:table-cell table:style-name="C5" table:number-rows-spanned="3">
            <text:p text:style-name="P0"><text:span text:style-name="T4">1996-06-20</text:span></text:p>
          </table:table-cell>
          <table:table-cell table:style-name="C5" table:number-rows-spanned="3">
            <text:p text:style-name="P0"><text:span text:style-name="T4">Belum Kawin</text:span></text:p>
          </table:table-cell>
          <table:table-cell table:style-name="C5" table:number-columns-spanned="2" table:number-rows-spanned="3">
            <text:p text:style-name="P0"><text:span text:style-name="T4">Jalan Taruna 3</text:span></text:p>
          </table:table-cell>
          <table:covered-table-cell/>
          <table:table-cell table:style-name="C1"/>
          <table:table-cell table:style-name="C1"/>
        </table:table-row>
        <table:table-row table:style-name="TBL_0_0_row_14">
          <table:table-cell table:style-name="C1"/>
          <table:covered-table-cell/>
          <table:covered-table-cell/>
          <table:covered-table-cell/>
          <table:covered-table-cell/>
          <table:table-cell table:style-name="C1"/>
          <table:table-cell table:style-name="C1"/>
          <table:covered-table-cell/>
          <table:covered-table-cell/>
          <table:covered-table-cell/>
          <table:covered-table-cell/>
          <table:table-cell table:style-name="C1"/>
          <table:table-cell table:style-name="C1"/>
        </table:table-row>
        <table:table-row table:style-name="TBL_0_0_row_15">
          <table:table-cell table:style-name="C1"/>
          <table:covered-table-cell/>
          <table:covered-table-cell/>
          <table:covered-table-cell/>
          <table:covered-table-cell/>
          <table:table-cell table:style-name="C1"/>
          <table:table-cell table:style-name="C1"/>
          <table:covered-table-cell/>
          <table:covered-table-cell/>
          <table:covered-table-cell/>
          <table:covered-table-cell/>
          <table:table-cell table:style-name="C1"/>
          <table:table-cell table:style-name="C1"/>
        </table:table-row>
        <table:table-row table:style-name="TBL_0_0_row_16">
          <table:table-cell table:style-name="C1"/>
          <table:table-cell table:style-name="C5" table:number-rows-spanned="3">
            <text:p text:style-name="P0"><text:span text:style-name="T4">3275081007090009</text:span></text:p>
          </table:table-cell>
          <table:table-cell table:style-name="C5" table:number-columns-spanned="2" table:number-rows-spanned="3">
            <text:p text:style-name="P0"><text:span text:style-name="T4">3275081007090076</text:span></text:p>
          </table:table-cell>
          <table:covered-table-cell/>
          <table:table-cell table:style-name="C5" table:number-rows-spanned="3">
            <text:p text:style-name="P0"><text:span text:style-name="T4">Nia Ramadani</text:span></text:p>
          </table:table-cell>
          <table:table-cell table:style-name="C5" table:number-rows-spanned="3">
            <text:p text:style-name="P0"><text:span text:style-name="T4">Perempuan</text:span></text:p>
          </table:table-cell>
          <table:table-cell table:style-name="C5">
            <text:p text:style-name="P0"><text:span text:style-name="T4">Bekasi</text:span></text:p>
          </table:table-cell>
          <table:table-cell table:style-name="C5" table:number-rows-spanned="3">
            <text:p text:style-name="P0"><text:span text:style-name="T4">1984-10-20</text:span></text:p>
          </table:table-cell>
          <table:table-cell table:style-name="C5">
            <text:p text:style-name="P0"><text:span text:style-name="T4">Kawin</text:span></text:p>
          </table:table-cell>
          <table:table-cell table:style-name="C5" table:number-columns-spanned="2">
            <text:p text:style-name="P0"><text:span text:style-name="T4">Bekasi</text:span></text:p>
          </table:table-cell>
          <table:covered-table-cell/>
          <table:table-cell table:style-name="C1"/>
          <table:table-cell table:style-name="C1"/>
        </table:table-row>
        <table:table-row table:style-name="TBL_0_0_row_17">
          <table:table-cell table:style-name="C1"/>
          <table:covered-table-cell/>
          <table:covered-table-cell/>
          <table:covered-table-cell/>
          <table:covered-table-cell/>
          <table:covered-table-cell/>
          <table:table-cell table:style-name="C1"/>
          <table:covered-table-cell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0_row_18">
          <table:table-cell table:style-name="C1"/>
          <table:covered-table-cell/>
          <table:covered-table-cell/>
          <table:covered-table-cell/>
          <table:covered-table-cell/>
          <table:covered-table-cell/>
          <table:table-cell table:style-name="C1"/>
          <table:covered-table-cell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0_row_19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0_row_20">
          <table:table-cell table:style-name="C1"/>
          <table:table-cell table:style-name="C5" table:number-columns-spanned="2">
            <text:p text:style-name="P0"><text:span text:style-name="T5">Tuesday 06 July 2021</text:span></text:p>
          </table:table-cell>
          <table:covered-table-cell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6" table:number-columns-spanned="2">
            <text:p text:style-name="P0"><text:span text:style-name="T6"> 1</text:span></text:p>
          </table:table-cell>
          <table:covered-table-cell/>
          <table:table-cell table:style-name="C1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8.26in" fo:page-height="11.69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